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97551" officeooo:paragraph-rsid="00097551"/>
    </style:style>
    <style:style style:name="P2" style:family="paragraph" style:parent-style-name="Standard">
      <style:paragraph-properties fo:text-align="start" style:justify-single-word="false"/>
      <style:text-properties officeooo:rsid="00097551" officeooo:paragraph-rsid="00097551"/>
    </style:style>
    <style:style style:name="P3" style:family="paragraph" style:parent-style-name="Standard">
      <style:paragraph-properties fo:text-align="start" style:justify-single-word="false"/>
      <style:text-properties officeooo:rsid="000a5b89" officeooo:paragraph-rsid="000a5b89"/>
    </style:style>
    <style:style style:name="P4" style:family="paragraph" style:parent-style-name="Standard">
      <style:paragraph-properties fo:text-align="start" style:justify-single-word="false"/>
      <style:text-properties officeooo:rsid="000ca037" officeooo:paragraph-rsid="000cf00e"/>
    </style:style>
    <style:style style:name="P5" style:family="paragraph" style:parent-style-name="Standard">
      <style:paragraph-properties fo:text-align="start" style:justify-single-word="false"/>
      <style:text-properties officeooo:rsid="000cf00e" officeooo:paragraph-rsid="000cf00e"/>
    </style:style>
    <style:style style:name="P6" style:family="paragraph" style:parent-style-name="Standard">
      <style:paragraph-properties fo:text-align="start" style:justify-single-word="false"/>
      <style:text-properties officeooo:rsid="00102fb9" officeooo:paragraph-rsid="00102fb9"/>
    </style:style>
    <style:style style:name="P7" style:family="paragraph" style:parent-style-name="Standard">
      <style:paragraph-properties fo:text-align="start" style:justify-single-word="false"/>
      <style:text-properties officeooo:rsid="0010f319" officeooo:paragraph-rsid="0010f319"/>
    </style:style>
    <style:style style:name="P8" style:family="paragraph" style:parent-style-name="Standard">
      <style:paragraph-properties fo:text-align="start" style:justify-single-word="false"/>
      <style:text-properties officeooo:rsid="00116643" officeooo:paragraph-rsid="00116643"/>
    </style:style>
    <style:style style:name="P9" style:family="paragraph" style:parent-style-name="Standard">
      <style:paragraph-properties fo:text-align="start" style:justify-single-word="false"/>
      <style:text-properties officeooo:rsid="00116643" officeooo:paragraph-rsid="0010f319"/>
    </style:style>
    <style:style style:name="P10" style:family="paragraph" style:parent-style-name="Standard">
      <style:paragraph-properties fo:text-align="start" style:justify-single-word="false"/>
      <style:text-properties officeooo:rsid="000ca60f" officeooo:paragraph-rsid="000cf00e"/>
    </style:style>
    <style:style style:name="P11" style:family="paragraph" style:parent-style-name="Standard">
      <style:paragraph-properties fo:text-align="start" style:justify-single-word="false"/>
      <style:text-properties officeooo:rsid="00128df1" officeooo:paragraph-rsid="00128df1"/>
    </style:style>
    <style:style style:name="P12" style:family="paragraph" style:parent-style-name="Standard">
      <style:paragraph-properties fo:text-align="start" style:justify-single-word="false"/>
      <style:text-properties officeooo:rsid="00128df1" officeooo:paragraph-rsid="00140a08"/>
    </style:style>
    <style:style style:name="P13" style:family="paragraph" style:parent-style-name="Standard">
      <style:paragraph-properties fo:text-align="start" style:justify-single-word="false"/>
      <style:text-properties fo:font-weight="normal" officeooo:rsid="00140a08" officeooo:paragraph-rsid="00140a08" style:font-weight-asian="normal" style:font-weight-complex="normal"/>
    </style:style>
    <style:style style:name="P14" style:family="paragraph" style:parent-style-name="Standard">
      <style:paragraph-properties fo:text-align="start" style:justify-single-word="false"/>
      <style:text-properties fo:font-weight="normal" officeooo:rsid="001515c9" officeooo:paragraph-rsid="001515c9" style:font-weight-asian="normal" style:font-weight-complex="normal"/>
    </style:style>
    <style:style style:name="P15" style:family="paragraph" style:parent-style-name="Standard">
      <style:paragraph-properties fo:text-align="start" style:justify-single-word="false"/>
      <style:text-properties fo:font-weight="normal" officeooo:rsid="001515c9" officeooo:paragraph-rsid="002a5f27" style:font-weight-asian="normal" style:font-weight-complex="normal"/>
    </style:style>
    <style:style style:name="P16" style:family="paragraph" style:parent-style-name="Standard">
      <style:paragraph-properties fo:text-align="start" style:justify-single-word="false"/>
      <style:text-properties fo:font-weight="normal" officeooo:rsid="0015ab7b" officeooo:paragraph-rsid="0015ab7b" style:font-weight-asian="normal" style:font-weight-complex="normal"/>
    </style:style>
    <style:style style:name="P17" style:family="paragraph" style:parent-style-name="Standard">
      <style:paragraph-properties fo:text-align="start" style:justify-single-word="false"/>
      <style:text-properties fo:font-weight="normal" officeooo:rsid="001691aa" officeooo:paragraph-rsid="001691aa" style:font-weight-asian="normal" style:font-weight-complex="normal"/>
    </style:style>
    <style:style style:name="P18" style:family="paragraph" style:parent-style-name="Standard">
      <style:paragraph-properties fo:text-align="start" style:justify-single-word="false"/>
      <style:text-properties fo:font-weight="normal" officeooo:rsid="001691aa" officeooo:paragraph-rsid="001999ab" style:font-weight-asian="normal" style:font-weight-complex="normal"/>
    </style:style>
    <style:style style:name="P19" style:family="paragraph" style:parent-style-name="Standard">
      <style:paragraph-properties fo:text-align="start" style:justify-single-word="false"/>
      <style:text-properties fo:font-weight="normal" officeooo:rsid="0019c327" officeooo:paragraph-rsid="0019c327" style:font-weight-asian="normal" style:font-weight-complex="normal"/>
    </style:style>
    <style:style style:name="P20" style:family="paragraph" style:parent-style-name="Standard">
      <style:paragraph-properties fo:text-align="start" style:justify-single-word="false"/>
      <style:text-properties fo:font-weight="normal" officeooo:rsid="0019c327" officeooo:paragraph-rsid="001b7300" style:font-weight-asian="normal" style:font-weight-complex="normal"/>
    </style:style>
    <style:style style:name="P21" style:family="paragraph" style:parent-style-name="Standard">
      <style:paragraph-properties fo:text-align="start" style:justify-single-word="false"/>
      <style:text-properties fo:font-weight="normal" officeooo:rsid="001b7300" officeooo:paragraph-rsid="001b7300" style:font-weight-asian="normal" style:font-weight-complex="normal"/>
    </style:style>
    <style:style style:name="P22" style:family="paragraph" style:parent-style-name="Standard">
      <style:paragraph-properties fo:text-align="start" style:justify-single-word="false"/>
      <style:text-properties fo:font-weight="normal" officeooo:rsid="00143d2b" officeooo:paragraph-rsid="00140a08" style:font-weight-asian="normal" style:font-weight-complex="normal"/>
    </style:style>
    <style:style style:name="P23" style:family="paragraph" style:parent-style-name="Standard">
      <style:paragraph-properties fo:text-align="start" style:justify-single-word="false"/>
      <style:text-properties fo:font-weight="normal" officeooo:rsid="002a5f27" officeooo:paragraph-rsid="002a5f27" style:font-weight-asian="normal" style:font-weight-complex="normal"/>
    </style:style>
    <style:style style:name="P24" style:family="paragraph" style:parent-style-name="Standard">
      <style:paragraph-properties fo:text-align="start" style:justify-single-word="false"/>
      <style:text-properties fo:font-weight="normal" officeooo:rsid="002a5f27" officeooo:paragraph-rsid="002d6f15" style:font-weight-asian="normal" style:font-weight-complex="normal"/>
    </style:style>
    <style:style style:name="P25" style:family="paragraph" style:parent-style-name="Standard">
      <style:paragraph-properties fo:text-align="start" style:justify-single-word="false"/>
      <style:text-properties fo:font-weight="normal" officeooo:rsid="002b0c84" officeooo:paragraph-rsid="002b0c84" style:font-weight-asian="normal" style:font-weight-complex="normal"/>
    </style:style>
    <style:style style:name="P26" style:family="paragraph" style:parent-style-name="Standard">
      <style:paragraph-properties fo:text-align="start" style:justify-single-word="false"/>
      <style:text-properties fo:font-weight="normal" officeooo:rsid="002eafec" officeooo:paragraph-rsid="002eafec" style:font-weight-asian="normal" style:font-weight-complex="normal"/>
    </style:style>
    <style:style style:name="P27" style:family="paragraph" style:parent-style-name="Standard">
      <style:paragraph-properties fo:text-align="start" style:justify-single-word="false"/>
      <style:text-properties fo:font-weight="normal" officeooo:rsid="002eafec" officeooo:paragraph-rsid="001515c9" style:font-weight-asian="normal" style:font-weight-complex="normal"/>
    </style:style>
    <style:style style:name="P28" style:family="paragraph" style:parent-style-name="Standard">
      <style:paragraph-properties fo:text-align="start" style:justify-single-word="false"/>
      <style:text-properties fo:font-weight="normal" officeooo:rsid="002eafec" officeooo:paragraph-rsid="002f2195" style:font-weight-asian="normal" style:font-weight-complex="normal"/>
    </style:style>
    <style:style style:name="P29" style:family="paragraph" style:parent-style-name="Standard">
      <style:paragraph-properties fo:text-align="start" style:justify-single-word="false"/>
      <style:text-properties fo:font-weight="normal" officeooo:rsid="002f2195" officeooo:paragraph-rsid="002f2195" style:font-weight-asian="normal" style:font-weight-complex="normal"/>
    </style:style>
    <style:style style:name="P30" style:family="paragraph" style:parent-style-name="Standard">
      <style:paragraph-properties fo:text-align="start" style:justify-single-word="false"/>
      <style:text-properties fo:font-weight="normal" officeooo:rsid="0030e788" officeooo:paragraph-rsid="0030e788" style:font-weight-asian="normal" style:font-weight-complex="normal"/>
    </style:style>
    <style:style style:name="P31" style:family="paragraph" style:parent-style-name="Standard">
      <style:paragraph-properties fo:text-align="start" style:justify-single-word="false"/>
      <style:text-properties fo:font-weight="bold" officeooo:rsid="001691aa" officeooo:paragraph-rsid="001999ab" style:font-weight-asian="bold" style:font-weight-complex="bold"/>
    </style:style>
    <style:style style:name="P32" style:family="paragraph" style:parent-style-name="Standard">
      <style:paragraph-properties fo:text-align="start" style:justify-single-word="false"/>
      <style:text-properties fo:font-weight="bold" officeooo:rsid="001691aa" officeooo:paragraph-rsid="001691aa" style:font-weight-asian="bold" style:font-weight-complex="bold"/>
    </style:style>
    <style:style style:name="P33" style:family="paragraph" style:parent-style-name="Standard">
      <style:paragraph-properties fo:text-align="start" style:justify-single-word="false"/>
      <style:text-properties fo:font-weight="bold" officeooo:rsid="0020707b" officeooo:paragraph-rsid="0020707b" style:font-weight-asian="bold" style:font-weight-complex="bold"/>
    </style:style>
    <style:style style:name="P34" style:family="paragraph" style:parent-style-name="Standard">
      <style:paragraph-properties fo:text-align="start" style:justify-single-word="false"/>
      <style:text-properties fo:font-weight="bold" officeooo:rsid="00225016" officeooo:paragraph-rsid="00225016" style:font-weight-asian="bold" style:font-weight-complex="bold"/>
    </style:style>
    <style:style style:name="P35" style:family="paragraph" style:parent-style-name="Standard">
      <style:paragraph-properties fo:text-align="start" style:justify-single-word="false"/>
      <style:text-properties fo:font-weight="bold" officeooo:rsid="00240ea6" officeooo:paragraph-rsid="00240ea6" style:font-weight-asian="bold" style:font-weight-complex="bold"/>
    </style:style>
    <style:style style:name="P36" style:family="paragraph" style:parent-style-name="Standard">
      <style:paragraph-properties fo:text-align="start" style:justify-single-word="false"/>
      <style:text-properties fo:font-weight="bold" officeooo:rsid="00128df1" officeooo:paragraph-rsid="00240ea6" style:font-weight-asian="bold" style:font-weight-complex="bold"/>
    </style:style>
    <style:style style:name="P37" style:family="paragraph" style:parent-style-name="Standard">
      <style:paragraph-properties fo:text-align="start" style:justify-single-word="false"/>
      <style:text-properties fo:font-weight="bold" officeooo:rsid="00274162" officeooo:paragraph-rsid="00274162" style:font-weight-asian="bold" style:font-weight-complex="bold"/>
    </style:style>
    <style:style style:name="P38" style:family="paragraph" style:parent-style-name="Standard">
      <style:paragraph-properties fo:text-align="start" style:justify-single-word="false"/>
      <style:text-properties fo:font-weight="bold" officeooo:rsid="001999ab" officeooo:paragraph-rsid="001999ab" style:font-weight-asian="bold" style:font-weight-complex="bold"/>
    </style:style>
    <style:style style:name="P39" style:family="paragraph" style:parent-style-name="Standard">
      <style:paragraph-properties fo:text-align="start" style:justify-single-word="false"/>
      <style:text-properties fo:font-weight="normal" officeooo:rsid="002b0c84" officeooo:paragraph-rsid="002d6f15" style:font-weight-asian="normal" style:font-weight-complex="normal"/>
    </style:style>
    <style:style style:name="T1" style:family="text">
      <style:text-properties officeooo:rsid="000a5b89"/>
    </style:style>
    <style:style style:name="T2" style:family="text">
      <style:text-properties officeooo:rsid="000ca60f"/>
    </style:style>
    <style:style style:name="T3" style:family="text">
      <style:text-properties officeooo:rsid="000cf00e"/>
    </style:style>
    <style:style style:name="T4" style:family="text">
      <style:text-properties officeooo:rsid="000e6283"/>
    </style:style>
    <style:style style:name="T5" style:family="text">
      <style:text-properties officeooo:rsid="000eb116"/>
    </style:style>
    <style:style style:name="T6" style:family="text">
      <style:text-properties officeooo:rsid="00102fb9"/>
    </style:style>
    <style:style style:name="T7" style:family="text">
      <style:text-properties officeooo:rsid="00116643"/>
    </style:style>
    <style:style style:name="T8" style:family="text">
      <style:text-properties officeooo:rsid="00140a08"/>
    </style:style>
    <style:style style:name="T9" style:family="text">
      <style:text-properties fo:font-weight="bold" officeooo:rsid="00140a08" style:font-weight-asian="bold" style:font-weight-complex="bold"/>
    </style:style>
    <style:style style:name="T10" style:family="text">
      <style:text-properties fo:font-weight="bold" officeooo:rsid="001b7300" style:font-weight-asian="bold" style:font-weight-complex="bold"/>
    </style:style>
    <style:style style:name="T11" style:family="text">
      <style:text-properties fo:font-weight="bold" officeooo:rsid="00240ea6" style:font-weight-asian="bold" style:font-weight-complex="bold"/>
    </style:style>
    <style:style style:name="T12" style:family="text">
      <style:text-properties fo:font-weight="bold" officeooo:rsid="00274162" style:font-weight-asian="bold" style:font-weight-complex="bold"/>
    </style:style>
    <style:style style:name="T13" style:family="text">
      <style:text-properties fo:font-weight="bold" officeooo:rsid="00344082" style:font-weight-asian="bold" style:font-weight-complex="bold"/>
    </style:style>
    <style:style style:name="T14" style:family="text">
      <style:text-properties officeooo:rsid="0018346c"/>
    </style:style>
    <style:style style:name="T15" style:family="text">
      <style:text-properties officeooo:rsid="001b7300"/>
    </style:style>
    <style:style style:name="T16" style:family="text">
      <style:text-properties officeooo:rsid="001cf38b"/>
    </style:style>
    <style:style style:name="T17" style:family="text">
      <style:text-properties officeooo:rsid="001fd601"/>
    </style:style>
    <style:style style:name="T18" style:family="text">
      <style:text-properties officeooo:rsid="0020707b"/>
    </style:style>
    <style:style style:name="T19" style:family="text">
      <style:text-properties officeooo:rsid="00240ea6"/>
    </style:style>
    <style:style style:name="T20" style:family="text">
      <style:text-properties officeooo:rsid="00247775"/>
    </style:style>
    <style:style style:name="T21" style:family="text">
      <style:text-properties officeooo:rsid="0025f696"/>
    </style:style>
    <style:style style:name="T22" style:family="text">
      <style:text-properties officeooo:rsid="0026bf04"/>
    </style:style>
    <style:style style:name="T23" style:family="text">
      <style:text-properties officeooo:rsid="002c5470"/>
    </style:style>
    <style:style style:name="T24" style:family="text">
      <style:text-properties officeooo:rsid="002eafec"/>
    </style:style>
    <style:style style:name="T25" style:family="text">
      <style:text-properties officeooo:rsid="002f2195"/>
    </style:style>
    <style:style style:name="T26" style:family="text">
      <style:text-properties officeooo:rsid="002fe76b"/>
    </style:style>
    <style:style style:name="T27" style:family="text">
      <style:text-properties officeooo:rsid="0030136d"/>
    </style:style>
    <style:style style:name="T28" style:family="text">
      <style:text-properties officeooo:rsid="0033137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pter 1</text:p>
      <text:p text:style-name="P1">Understanding the Basics</text:p>
      <text:p text:style-name="P2"/>
      <text:p text:style-name="P2"/>
      <text:p text:style-name="P2">Context-setting</text:p>
      <text:p text:style-name="P2">-&gt; what is going on in this world? What are we concerned about?</text:p>
      <text:p text:style-name="P2"/>
      <text:p text:style-name="P2">Setting scope: Basics of web-development: Server and Browser, HTML, CSS, Javascript</text:p>
      <text:p text:style-name="P2"/>
      <text:p text:style-name="P2">Traditional development. An Example. Problems. </text:p>
      <text:p text:style-name="P2"/>
      <text:p text:style-name="P2">New idea: Creating SPAs using Javascript. An Example. Problems</text:p>
      <text:p text:style-name="P2"/>
      <text:p text:style-name="P2">Solution: Stop interacting with DOM, <text:span text:style-name="T1">but How?</text:span></text:p>
      <text:p text:style-name="P3">Two new algorithms: <text:span text:style-name="T17">Creating Reusable components, Encapsulating Rendering algorithm</text:span></text:p>
      <text:p text:style-name="P3">Overall Landscape. What these algorithms are?</text:p>
      <text:p text:style-name="P3"/>
      <text:p text:style-name="P3">React: An example.</text:p>
      <text:p text:style-name="P2"/>
      <text:p text:style-name="P2">----------------------</text:p>
      <text:p text:style-name="P4">Internet has been one of the biggest breakthroughs of human history. <text:span text:style-name="T2">It has helped solve the problems like remote communication and information passing. One of the key forms of passing information widely used is through web: Information is published in public domain </text:span><text:span text:style-name="T3">with an option to users for passing data back to publisher.</text:span></text:p>
      <text:p text:style-name="P4"/>
      <text:p text:style-name="P10">Getting too technical? Let’s simplify that: Websites have been a revolution!</text:p>
      <text:p text:style-name="P4"><text:span text:style-name="T2">In past few decades, the requirement of online presence has only been going up. This means more and more websites coming up. Which means lots and lots of code </text:span><text:span text:style-name="T3">being written and maintained behind the scenes. We intend to </text:span><text:span text:style-name="T18">understand</text:span><text:span text:style-name="T3"> one of the modern </text:span><text:span text:style-name="T18">JavaScript </text:span><text:span text:style-name="T3">libraries: React, used </text:span><text:span text:style-name="T18">for</text:span><text:span text:style-name="T3"> creating web </text:span><text:span text:style-name="T18">application;</text:span><text:span text:style-name="T3"> but let’s take a step back and understand what web </text:span><text:span text:style-name="T18">application’s </text:span><text:span text:style-name="T3">development history and biology has been so far.</text:span></text:p>
      <text:p text:style-name="P4"/>
      <text:p text:style-name="P33">Client-Server Architecture</text:p>
      <text:p text:style-name="P5"/>
      <text:p text:style-name="P5">You might already know that web <text:span text:style-name="T18">application </text:span>development is concerned with creating websites for <text:span text:style-name="T18">use over </text:span>internet. A “web”-”site” is generally a site or place where your one or more web-pages are being kept. These web pages are often linked to each other. You probably also know what t<text:span text:style-name="T4">ypically t</text:span>he contents of a web page are: HTML/CSS/JavaScript. <text:span text:style-name="T18">T</text:span>hese web pages are hosted by a server, which has an IP address mapped to a domain name so users can easily find it. And once user fetches these web pages, <text:span text:style-name="T18">the</text:span> web-browser installed on <text:span text:style-name="T18">user’s</text:span> machine make sense of these pages. <text:span text:style-name="T18">M</text:span>aking sense means rendering them beautifully on screen, <text:span text:style-name="T4">showing user the required information</text:span> and prompting user to take certain actions. <text:span text:style-name="T4">The user’s machine is called “client” and </text:span><text:span text:style-name="T5">the machine </text:span><text:span text:style-name="T4">serving the files, is called, not-so-surprisingly, </text:span><text:span text:style-name="T5">a </text:span><text:span text:style-name="T4">“server”. </text:span><text:span text:style-name="T5">A client can make requests and server serves them with responses: each response can be a web page. </text:span><text:span text:style-name="T6">Takeaway from this discussion should be: we’re interested in “web-pages” being served and “browser”, which is responsible for rendering these web-pages.</text:span></text:p>
      <text:p text:style-name="P5"/>
      <text:p text:style-name="P5">&lt;&lt;&lt;&lt;<text:span text:style-name="T4">Diagram 1: Client-Server interaction&gt;&gt;&gt;&gt;&gt;</text:span></text:p>
      <text:p text:style-name="P4"/>
      <text:p text:style-name="P6"/>
      <text:p text:style-name="P6"/>
      <text:p text:style-name="P6"/>
      <text:p text:style-name="P34"><text:soft-page-break/>Web-Broswer</text:p>
      <text:p text:style-name="P6"/>
      <text:p text:style-name="P6">A web-browser is a masterpiece software. User just gives <text:span text:style-name="T18">URL</text:span>, and browser talks to servers, reads the response and renders it for the user. Sometimes the process is so seamless that user can forget/ignore ALL underlying layers: web pages being fetched, transmissions occurring over machines, rendering, etc. To end user, it’s just click of a link which has landed her to right piece of information.</text:p>
      <text:p text:style-name="P6"/>
      <text:p text:style-name="P34"/>
      <text:p text:style-name="P34">Set of HTML Pages as Website</text:p>
      <text:p text:style-name="P6"/>
      <text:p text:style-name="P6">Let’s recap all of this again: A developer CREATES a website. A server is started whose sole purpose could be to serve that website. Users can SEE and INTERACT with the website via web-browser.</text:p>
      <text:p text:style-name="P6"/>
      <text:p text:style-name="P6">As a developer, all we <text:span text:style-name="T7">need</text:span> be concerned about is development part of the website. A server can serve it just like any other website. A browser can render it just like any website. Let’s focus on development: How are websites created?</text:p>
      <text:p text:style-name="P6"/>
      <text:p text:style-name="P7">Check out some websites. There are few things you’ll observe: <text:span text:style-name="T18">The content, s</text:span>tructure of <text:span text:style-name="T18">it</text:span>, styling of the content and how content is changing when we’re interacting with it. Each of these parts is taken care of by a different language: There’s HTML for structure, CSS for styling and JavaScript to control the dynamics of the page. <text:span text:style-name="T7">A simple web page can look something like this:</text:span></text:p>
      <text:p text:style-name="P7"/>
      <text:p text:style-name="P7">&lt;&lt;&lt; <text:span text:style-name="T7">a_simple_web_page.html&gt;&gt;&gt;&gt;&gt;</text:span></text:p>
      <text:p text:style-name="P9"/>
      <text:p text:style-name="P8">&lt;&lt;&lt; Diagram: Each different user request being served with different web page&gt;&gt;&gt;</text:p>
      <text:p text:style-name="P8"/>
      <text:p text:style-name="P35"/>
      <text:p text:style-name="P35">The idea of Single Page Application (SPA)</text:p>
      <text:p text:style-name="P35"/>
      <text:p text:style-name="P11">Whenever the user is clicking something, we might be fetching new HTML from server and rendering it. This is a slow operation. The browser can only switch between those pages in same window, but interactivity is broken. User is waiting until browser fetches the new page and renders it. Can we do better?</text:p>
      <text:p text:style-name="P11"/>
      <text:p text:style-name="P12">Well, we can use Javascript (JS). <text:span text:style-name="T19">Once first page has been fetched, the control goes to our JS script.</text:span> We can only fetch required data from server <text:span text:style-name="T19">(instead of full HTML pages)</text:span> and apply logic of rendering that data on client end, using javascript. JS has the power to alter DOM which is being rendered by the browser. It can change any visual in the page in the way we want. Do you want to logout user and display login page? JS can do it without fetching ANYTHING from the backend at all! </text:p>
      <text:p text:style-name="P12"><text:tab/><text:tab/><text:span text:style-name="T11">This idea of pulling a Single Page from server and then passing control</text:span></text:p>
      <text:p text:style-name="P36"><text:tab/><text:tab/><text:span text:style-name="T19">to JS for any modifications on that page only, is called Single Page</text:span></text:p>
      <text:p text:style-name="P35"><text:tab/><text:tab/>Application development model.</text:p>
      <text:p text:style-name="P36"/>
      <text:p text:style-name="P12"><text:span text:style-name="T8">This idea of </text:span><text:span text:style-name="T19">SPA</text:span><text:span text:style-name="T8"> to push rendering logic at client end</text:span> sounds great, <text:span text:style-name="T19">and</text:span> it requires a fundamental shift in the way we think about creating a web application. No more single HTML pages. <text:span text:style-name="T9">No more thinking about “What a user should see on this page?”. Instead, we need to think about: How would this user action change the screen contents?</text:span></text:p>
      <text:p text:style-name="P13"/>
      <text:p text:style-name="P13"><text:soft-page-break/>Think about it for a minute. User will take an action (e.g. clicking something), we’ll probably fetch data from backend and combine user action with that data to decide how to change the contents of screen. This change in contents of screen is done by using JavaScript to change DOM, something like this:</text:p>
      <text:p text:style-name="P13"/>
      <text:p text:style-name="P13"><text:tab/><text:tab/><text:tab/>&lt;&lt;&lt; An example of JS changing the DOM contents&gt;&gt;</text:p>
      <text:p text:style-name="P13"/>
      <text:p text:style-name="P13"/>
      <text:p text:style-name="P13">Now then, here’s to what our application development has fundamentally shifted to:</text:p>
      <text:p text:style-name="P13">1. What actions can user take?</text:p>
      <text:p text:style-name="P13">2. On every action:</text:p>
      <text:p text:style-name="P13"><text:tab/>a. What data needs to be fetched from backend?</text:p>
      <text:p text:style-name="P13"><text:tab/>b. What changes are to be made to the DOM?</text:p>
      <text:p text:style-name="P22"/>
      <text:p text:style-name="P14">&lt;&lt;&lt; A simple example of changing UI when user clicks log<text:span text:style-name="T20">in</text:span>, use JS to <text:span text:style-name="T20">fetch data and</text:span> change DOM <text:span text:style-name="T20">to load Home Page</text:span>&gt;&gt;&gt;</text:p>
      <text:p text:style-name="P14"/>
      <text:p text:style-name="P14"/>
      <text:p text:style-name="P37">Handling The DOM: break it down, build it up!</text:p>
      <text:p text:style-name="P23"/>
      <text:p text:style-name="P24">Every time some event occurs, we need to update the DOM accordingly. There may be an additional step of fetching data from the <text:span text:style-name="T28">server</text:span>. When we look at this new way of thinking about web application, we don’t have a page as smallest unit of change. Any part of the page might get modified. It could be as small as a text on the navigation bar or as big as the whole page. When we’re updating page in small chunks, we shouldn’t be re-rendering the whole DOM. Wouldn’t it be awesome if we can only update the smallest possible part of the page and leave rest of the page untouched? That would be the fastest possible rendering. </text:p>
      <text:p text:style-name="P24"/>
      <text:p text:style-name="P39">There are two parts we need to focus on:</text:p>
      <text:p text:style-name="P25">1. We need to define the smallest <text:s/>possible unit of visualization which can be handled separately. Let’s call this smallest unit of visualization “<text:span text:style-name="T24">element</text:span>”.</text:p>
      <text:p text:style-name="P25">2. We need to bind the logic of updating the <text:span text:style-name="T24">elements</text:span> <text:span text:style-name="T23">to the events. More appropriately, we need to control the full life-cycle of these </text:span><text:span text:style-name="T24">elements</text:span><text:span text:style-name="T23">. When does a</text:span><text:span text:style-name="T24">n</text:span><text:span text:style-name="T23"> </text:span><text:span text:style-name="T24">element</text:span><text:span text:style-name="T23"> gets visualized? At what events does it get updated? When does it gets removed from DOM? What other </text:span><text:span text:style-name="T24">element</text:span><text:span text:style-name="T23">s are impacted by this </text:span><text:span text:style-name="T24">elem</text:span><text:span text:style-name="T23">ent.</text:span></text:p>
      <text:p text:style-name="P25"/>
      <text:p text:style-name="P26">Firstly, let’s define an element. We know HTML is what we use to define a visualization. Each HTML tag serves different purpose to form a part of visualization. So an element can be a set of HTML tags such that it forms “something” for visualization. Let’s see a simple element:</text:p>
      <text:p text:style-name="P26"><text:tab/>&lt;footer&gt;</text:p>
      <text:p text:style-name="P26"><text:tab/><text:tab/>&lt;p&gt;Copyright &amp;copy; VishCreations&lt;/p&gt;</text:p>
      <text:p text:style-name="P26"><text:tab/>&lt;/footer&gt;</text:p>
      <text:p text:style-name="P26"/>
      <text:p text:style-name="P26">Anywhere we need to put this footer, we’ll have to copy this HTML. What if we can use something like we do in programming languages:</text:p>
      <text:p text:style-name="P26"><text:tab/>var foot = <text:tab/>&lt;footer&gt;</text:p>
      <text:p text:style-name="P26"><text:tab/><text:tab/><text:tab/><text:tab/>&lt;p&gt;Copyright &amp;copy; VishCreations&lt;/p&gt;</text:p>
      <text:p text:style-name="P26"><text:tab/><text:tab/><text:tab/>&lt;/footer&gt;</text:p>
      <text:p text:style-name="P15"/>
      <text:p text:style-name="P26">and now pass this variable instead of copying full HTML? Would be neat right?!</text:p>
      <text:p text:style-name="P26"/>
      <text:p text:style-name="P26"><text:soft-page-break/>Now moving on to second part, we need to define the lifecycle of this element. Let’s keep our definition of “lifecycle” really simple: a lifecycle of any element consists of three functions – </text:p>
      <text:p text:style-name="P26">One which gets called when element is attached to DOM first time</text:p>
      <text:p text:style-name="P26">Second that gets called when element is updated (e.g. programmer wants to update the footer contents dynamically)</text:p>
      <text:p text:style-name="P26">Third one which gets called when element is removed from the DOM.</text:p>
      <text:p text:style-name="P27"/>
      <text:p text:style-name="P26">Let’s say we write a function which when passed in the element and these three callbacks, returns to us the variable which can be perfectly used as a single unit of visualization. <text:span text:style-name="T25">We can use it as a tag (e.g. &lt;foot /&gt;) anywhere in our code and it would render the required element with lifecycle methods in place. Something like:</text:span></text:p>
      <text:p text:style-name="P26"/>
      <text:p text:style-name="P28"><text:tab/><text:span text:style-name="T25">var foot = MAGIC_FUNCTION(</text:span>&lt;footer&gt;</text:p>
      <text:p text:style-name="P28"><text:tab/><text:tab/><text:tab/><text:tab/>&lt;p&gt;Copyright &amp;copy; VishCreations&lt;/p&gt;</text:p>
      <text:p text:style-name="P28"><text:tab/><text:tab/><text:tab/>&lt;/footer&gt;,</text:p>
      <text:p text:style-name="P28"><text:tab/><text:tab/><text:tab/><text:span text:style-name="T25">callbackOnDOMLoad,</text:span></text:p>
      <text:p text:style-name="P28"><text:tab/><text:tab/><text:tab/><text:span text:style-name="T25">callbackOnUpdate,</text:span></text:p>
      <text:p text:style-name="P28"><text:tab/><text:tab/><text:tab/><text:span text:style-name="T25">callbackOnDOMRemoval)</text:span></text:p>
      <text:p text:style-name="P28"/>
      <text:p text:style-name="P29">Let’s expand our v<text:span text:style-name="T27">o</text:span>cab a little. Now that our element is fully equipped with lifecycle methods, let’s call the variables returned by MAGIC_FUNCTION “components”.</text:p>
      <text:p text:style-name="P29"/>
      <text:p text:style-name="P29">Now we can now start thinking in declarative fashion. We can start thinking about the behavior of each component rather than the whole page. <text:span text:style-name="T26">A combination of components can become a page, but the definition of page itself is very loose since components keep changing their visualization and keep moving in and out of the page.</text:span></text:p>
      <text:p text:style-name="P29"/>
      <text:p text:style-name="P30">Now that we’ve defined declarative visualization holding variables, all we need is a mechanism to update DOM whenever any of the component gets updated.</text:p>
      <text:p text:style-name="P20"/>
      <text:p text:style-name="P20"><text:span text:style-name="T15"><text:tab/></text:span><text:span text:style-name="T12">On</text:span><text:span text:style-name="T13"> component(s) update, </text:span><text:span text:style-name="T10">Identify the parts of DOM which </text:span><text:span text:style-name="T12">needs to be</text:span><text:span text:style-name="T10"> updated and re-render them</text:span></text:p>
      <text:p text:style-name="P20"/>
      <text:p text:style-name="P21">How about we write a function which can compare two DOMs and give us the nodes/subtrees which needs to be updated?</text:p>
      <text:p text:style-name="P20"><text:s/></text:p>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2T20:50:24.993526387</meta:creation-date>
    <dc:date>2021-07-13T23:19:44.759876070</dc:date>
    <meta:editing-duration>PT21H33M19S</meta:editing-duration>
    <meta:editing-cycles>24</meta:editing-cycles>
    <meta:generator>LibreOffice/7.1.4.2$Linux_X86_64 LibreOffice_project/10$Build-2</meta:generator>
    <meta:document-statistic meta:table-count="0" meta:image-count="0" meta:object-count="0" meta:page-count="4" meta:paragraph-count="72" meta:word-count="1583" meta:character-count="9447" meta:non-whitespace-character-count="7886"/>
  </office:meta>
</office:document-meta>
</file>